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119" officeooo:paragraph-rsid="0011d119"/>
    </style:style>
    <style:style style:name="P2" style:family="paragraph" style:parent-style-name="Standard">
      <style:text-properties officeooo:rsid="00134fa7" officeooo:paragraph-rsid="001497c4"/>
    </style:style>
    <style:style style:name="P3" style:family="paragraph" style:parent-style-name="Standard">
      <style:text-properties officeooo:rsid="0016e640" officeooo:paragraph-rsid="0017f0e5"/>
    </style:style>
    <style:style style:name="P4" style:family="paragraph" style:parent-style-name="Standard">
      <style:text-properties officeooo:rsid="001ae6a9" officeooo:paragraph-rsid="001ae6a9"/>
    </style:style>
    <style:style style:name="P5" style:family="paragraph" style:parent-style-name="Standard">
      <style:text-properties officeooo:rsid="001ae6a9" officeooo:paragraph-rsid="001be6c8"/>
    </style:style>
    <style:style style:name="P6" style:family="paragraph" style:parent-style-name="Standard">
      <style:text-properties officeooo:rsid="001be6c8" officeooo:paragraph-rsid="001db39d"/>
    </style:style>
    <style:style style:name="P7" style:family="paragraph" style:parent-style-name="Standard">
      <style:text-properties officeooo:rsid="001ae6a9" officeooo:paragraph-rsid="001ae6a9" fo:background-color="#cccccc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officeooo:paragraph-rsid="001ae6a9"/>
    </style:style>
    <style:style style:name="P9" style:family="paragraph" style:parent-style-name="Standard">
      <style:paragraph-properties fo:margin-left="1.27cm" fo:margin-right="0cm" fo:line-height="142%" fo:text-indent="0cm" style:auto-text-indent="false"/>
      <style:text-properties officeooo:paragraph-rsid="001db39d"/>
    </style:style>
    <style:style style:name="P10" style:family="paragraph" style:parent-style-name="Standard">
      <style:text-properties officeooo:rsid="001be6c8" officeooo:paragraph-rsid="001db39d"/>
    </style:style>
    <style:style style:name="P11" style:family="paragraph" style:parent-style-name="Standard">
      <style:text-properties officeooo:rsid="001be6c8" officeooo:paragraph-rsid="0021764c"/>
    </style:style>
    <style:style style:name="P12" style:family="paragraph" style:parent-style-name="Standard">
      <style:text-properties officeooo:rsid="002156d5" officeooo:paragraph-rsid="002156d5"/>
    </style:style>
    <style:style style:name="P13" style:family="paragraph" style:parent-style-name="Standard">
      <style:text-properties officeooo:rsid="0021764c" officeooo:paragraph-rsid="0021764c"/>
    </style:style>
    <style:style style:name="P14" style:family="paragraph" style:parent-style-name="Standard">
      <style:text-properties officeooo:rsid="0023ef56" officeooo:paragraph-rsid="0023ef56"/>
    </style:style>
    <style:style style:name="P15" style:family="paragraph" style:parent-style-name="Standard">
      <style:text-properties officeooo:rsid="0024bf11" officeooo:paragraph-rsid="0024bf11"/>
    </style:style>
    <style:style style:name="T1" style:family="text">
      <style:text-properties officeooo:rsid="001497c4"/>
    </style:style>
    <style:style style:name="T2" style:family="text">
      <style:text-properties fo:background-color="#cccccc" loext:char-shading-value="0"/>
    </style:style>
    <style:style style:name="T3" style:family="text">
      <style:text-properties officeooo:rsid="001f9ee2"/>
    </style:style>
    <style:style style:name="T4" style:family="text">
      <style:text-properties officeooo:rsid="0021764c"/>
    </style:style>
    <style:style style:name="T5" style:family="text">
      <style:text-properties officeooo:rsid="002731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ell Solutions <text:span text:style-name="T5">(Outputs)</text:span></text:p>
      <text:p text:style-name="P1"/>
      <text:p text:style-name="P1">1) Write a Bash script which accepts name as input and displays a greeting: "Welcome (name)"</text:p>
      <text:p text:style-name="P1"/>
      <text:p text:style-name="P1">root@Quantiphi-928:/home/shriram/Desktop/ShellAssessment# ./q1.sh</text:p>
      <text:p text:style-name="P1">Enter your name</text:p>
      <text:p text:style-name="P1">Shriram</text:p>
      <text:p text:style-name="P1">Welcome Shriram</text:p>
      <text:p text:style-name="P1"/>
      <text:p text:style-name="P2">2) <text:span text:style-name="T1">G</text:span>iven two integers, x and y , find their sum and difference.</text:p>
      <text:p text:style-name="P2"/>
      <text:p text:style-name="P2">root@Quantiphi-928:/home/shriram/Desktop/ShellAssessment# ./q2.sh 3 2</text:p>
      <text:p text:style-name="P2">Sum is 5</text:p>
      <text:p text:style-name="P2">Difference is 1</text:p>
      <text:p text:style-name="P2">root@Quantiphi-928:/home/shriram/Desktop/ShellAssessment# ./q2.sh 2 3</text:p>
      <text:p text:style-name="P2">Sum is 5</text:p>
      <text:p text:style-name="P2">Difference is -1</text:p>
      <text:p text:style-name="P2"><text:s/></text:p>
      <text:p text:style-name="P3">3) Write a shell script to get current date, time, username and current working directory.</text:p>
      <text:p text:style-name="P3"/>
      <text:p text:style-name="P3">root@Quantiphi-928:/home/shriram/Desktop/ShellAssessment# ./q3.sh</text:p>
      <text:p text:style-name="P3">Current date and time is <text:s/>Thu Jul 4 00:42:07 IST 2019</text:p>
      <text:p text:style-name="P3">Current username : root</text:p>
      <text:p text:style-name="P3">Current working directory <text:s/>/home/shriram/Desktop/ShellAssessment</text:p>
      <text:p text:style-name="P3"/>
      <text:p text:style-name="P4">4) Write a shell script which accepts name as input, creates a file with the accepted name (name_file.txt) &amp; writes a sentence into the file</text:p>
      <text:p text:style-name="P8"/>
      <text:p text:style-name="P4">For e.g., if I provide input as <text:span text:style-name="T2">sample</text:span>, the created filename will be <text:span text:style-name="T2">sample_file.txt</text:span></text:p>
      <text:p text:style-name="P7"/>
      <text:p text:style-name="P5">root@Quantiphi-928:/home/shriram/Desktop/ShellAssessment# ./q4.sh</text:p>
      <text:p text:style-name="P5">Enter File name</text:p>
      <text:p text:style-name="P5">s</text:p>
      <text:p text:style-name="P5">root@Quantiphi-928:/home/shriram/Desktop/ShellAssessment# ls</text:p>
      <text:p text:style-name="P5">q1.sh <text:s/>q2.sh <text:s/>q3.sh <text:s/>q4.sh <text:s/>s_file.txt <text:s/>shell_solutions.odt <text:s/>shri.txt</text:p>
      <text:p text:style-name="P5"/>
      <text:p text:style-name="P6">5) Schedule a cron job to</text:p>
      <text:p text:style-name="P9">-&gt; execute a script on all weekdays at 2 PM.<text:span text:style-name="T3">su</text:span></text:p>
      <text:p text:style-name="P9">-&gt; execute a script at every 3 hour interval between 8AM to 8PM</text:p>
      <text:p text:style-name="P6">-&gt; execute a script on all the odd dates of all the even months at midnight.</text:p>
      <text:p text:style-name="P6"/>
      <text:p text:style-name="P12">Command to create a new crontab </text:p>
      <text:p text:style-name="P12">corntab -e</text:p>
      <text:p text:style-name="P12"/>
      <text:p text:style-name="P12">Command to open c<text:span text:style-name="T4">rontab</text:span></text:p>
      <text:p text:style-name="P12">root@Quantiphi-928:/home/shriram/Desktop/ShellAssessment# export VISUAL=nano ; crontab -e</text:p>
      <text:p text:style-name="P12">crontab: installing new crontab</text:p>
      <text:p text:style-name="P12"/>
      <text:p text:style-name="P13">Contents of crontab file</text:p>
      <text:p text:style-name="P11"><text:s text:c="2"/>GNU nano 2.9.3 <text:s text:c="43"/>/tmp/crontab.xl2DxT/crontab <text:s text:c="44"/>Modified <text:s/></text:p>
      <text:p text:style-name="P11"/>
      <text:p text:style-name="P11"># 0 5 * * 1 tar -zcf /var/backups/home.tgz /home/</text:p>
      <text:p text:style-name="P11">#</text:p>
      <text:p text:style-name="P11"/>
      <text:p text:style-name="P11"># For more information see the manual pages of crontab(5) and cron(8)</text:p>
      <text:p text:style-name="P11"><text:soft-page-break/># </text:p>
      <text:p text:style-name="P11"># m h <text:s/>dom mon dow <text:s text:c="2"/>command</text:p>
      <text:p text:style-name="P11"/>
      <text:p text:style-name="P11">0 2 * * * /bin/sh backup.sh</text:p>
      <text:p text:style-name="P11"/>
      <text:p text:style-name="P11">41 12 04 07 03 /sbin/shutdown -r</text:p>
      <text:p text:style-name="P11"/>
      <text:p text:style-name="P11">46 12 04 07 03 /home/shriram/Desktop/ShellAssessment q1.sh</text:p>
      <text:p text:style-name="P11"/>
      <text:p text:style-name="P11"># Command to execute sample script only on weekdays at 2 pm</text:p>
      <text:p text:style-name="P11">00 14 * * 1-5 <text:s/>/home/shriram/Desktop/ShellAssessment sample.sh</text:p>
      <text:p text:style-name="P11"/>
      <text:p text:style-name="P11"># Command to execute sample script every 3 hrs only between 8 am and 8 pm</text:p>
      <text:p text:style-name="P11">00 08-16/3 * * * /home/shriram/Desktop/ShellAssessment sample.sh</text:p>
      <text:p text:style-name="P11"/>
      <text:p text:style-name="P11"># Command to execute sample script on all odd days of all even months at midnight</text:p>
      <text:p text:style-name="P11">00 00 1-31/2 2-12/2 * /home/shriram/Desktop/ShellAssessment sample.sh</text:p>
      <text:p text:style-name="P11"/>
      <text:p text:style-name="P14">6) Write a shell script which takes an integer as input and returns the factorial of a number.</text:p>
      <text:p text:style-name="P14"/>
      <text:p text:style-name="P14">root@Quantiphi-928:/home/shriram/Desktop/ShellAssessment# ./q6.sh</text:p>
      <text:p text:style-name="P14">Enter a number </text:p>
      <text:p text:style-name="P14">4</text:p>
      <text:p text:style-name="P14">Factorial is : <text:s/>24</text:p>
      <text:p text:style-name="P14">root@Quantiphi-928:/home/shriram/Desktop/ShellAssessment# ./q6.sh</text:p>
      <text:p text:style-name="P14">Enter a number </text:p>
      <text:p text:style-name="P14">1</text:p>
      <text:p text:style-name="P14">Factorial is : <text:s/>1</text:p>
      <text:p text:style-name="P14">root@Quantiphi-928:/home/shriram/Desktop/ShellAssessment# ./q6.sh</text:p>
      <text:p text:style-name="P14">Enter a number </text:p>
      <text:p text:style-name="P14">0</text:p>
      <text:p text:style-name="P14">Factorial is : <text:s/>1</text:p>
      <text:p text:style-name="P14"/>
      <text:p text:style-name="P15">7) Given three integers as input representing the three sides of a triangle, determine whether the triangle is Scalene, Isosceles, or Equilateral.</text:p>
      <text:p text:style-name="P15"/>
      <text:p text:style-name="P15">root@Quantiphi-928:/home/shriram/Desktop/ShellAssessment# ./q7.sh</text:p>
      <text:p text:style-name="P15">Enter the sides of the triangle</text:p>
      <text:p text:style-name="P15">10 10 10</text:p>
      <text:p text:style-name="P15">Equilateral triangle</text:p>
      <text:p text:style-name="P15">root@Quantiphi-928:/home/shriram/Desktop/ShellAssessment# ./q7.sh</text:p>
      <text:p text:style-name="P15">Enter the sides of the triangle</text:p>
      <text:p text:style-name="P15">10 30 10</text:p>
      <text:p text:style-name="P15">Isoceles </text:p>
      <text:p text:style-name="P15">root@Quantiphi-928:/home/shriram/Desktop/ShellAssessment# ./q7.sh</text:p>
      <text:p text:style-name="P15">Enter the sides of the triangle</text:p>
      <text:p text:style-name="P15">30 30 10</text:p>
      <text:p text:style-name="P15">Isoceles </text:p>
      <text:p text:style-name="P15">root@Quantiphi-928:/home/shriram/Desktop/ShellAssessment# ./q7.sh</text:p>
      <text:p text:style-name="P15">Enter the sides of the triangle</text:p>
      <text:p text:style-name="P15">10 20 30</text:p>
      <text:p text:style-name="P15">scalene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00:05:22.053770848</meta:creation-date>
    <dc:date>2019-07-04T14:30:46.884299075</dc:date>
    <meta:editing-duration>PT2H3M44S</meta:editing-duration>
    <meta:editing-cycles>18</meta:editing-cycles>
    <meta:generator>LibreOffice/6.0.3.2$Linux_X86_64 LibreOffice_project/00m0$Build-2</meta:generator>
    <meta:document-statistic meta:table-count="0" meta:image-count="0" meta:object-count="0" meta:page-count="2" meta:paragraph-count="81" meta:word-count="462" meta:character-count="3428" meta:non-whitespace-character-count="2932"/>
  </office:meta>
</office:document-meta>
</file>